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86) rotate (-1.97309471937959) translate (5.33428883552801cm 3.5398589835433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4) rotate (-1.18577669380495) translate (5.59204134706697cm 3.0289617805383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0.902cm" svg:height="0.661cm" draw:transform="rotate (-2.15687788961459) translate (5.51579114539901cm 3.31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75cm" svg:height="4.22cm" draw:transform="rotate (-1.55281943549936) translate (7.09097138602001cm 7.0626398381323cm)" svg:viewBox="0 0 1176 4221" svg:d="M1174 4094c-48-197-235-1501-286-2073-51-573-89-1569-76-1675 12-107-816-511-812-271 3 239 106 1345 164 2041 61 694 156 1548 224 1953 30 170 834 223 786 25z">
          <text:p/>
        </draw:path>
        <draw:path draw:style-name="gr1" draw:text-style-name="P1" draw:layer="layout" svg:width="0.903cm" svg:height="0.661cm" draw:transform="skewX (0.00244346095279205) rotate (-2.1556561591382) translate (3.59347366595001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36765777377cm 7.2186151038324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10:05.776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